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dash" draw:stroke-dash="Dashed_20__28_var_29__20_4"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318cm" svg:stroke-color="#595959"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28pt"/>
    </style:style>
    <style:style style:name="P6" style:family="paragraph">
      <loext:graphic-properties draw:fill="solid" draw:fill-color="#eeeeee"/>
      <style:paragraph-properties fo:text-align="start" style:font-independent-line-spacing="true"/>
      <style:text-properties fo:font-size="14pt"/>
    </style:style>
    <style:style style:name="P7" style:family="paragraph">
      <loext:graphic-properties draw:fill="none"/>
      <style:paragraph-properties fo:text-align="start"/>
      <style:text-properties fo:font-size="18pt"/>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15%" fo:text-align="start" fo:text-indent="0cm" style:writing-mode="lr-tb"/>
    </style:style>
    <style:style style:name="P15" style:family="paragraph">
      <style:paragraph-properties fo:margin-left="2.54cm" fo:margin-right="0cm" fo:margin-top="0.564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8" style:family="text">
      <style:text-properties fo:font-variant="normal" fo:text-transform="none" fo:color="#ff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9" style:family="text">
      <style:text-properties fo:font-variant="normal" fo:text-transform="none" fo:color="#ff0000" style:text-line-through-style="none" style:text-line-through-type="none" style:text-position="0% 100%" style:font-name="Arial" fo:font-size="17pt" fo:letter-spacing="normal" fo:font-style="normal" style:text-underline-style="none" fo:font-weight="bold" style:font-name-asian="Arial" style:font-size-asian="17pt" style:font-style-asian="normal" style:font-weight-asian="bold" style:font-name-complex="Arial" style:font-size-complex="17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14" style:family="text">
      <style:text-properties fo:font-variant="normal" fo:text-transform="none" fo:color="#ff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5" style:family="text">
      <style:text-properties fo:font-variant="normal" fo:text-transform="none" fo:color="#595959" style:text-line-through-style="none" style:text-line-through-type="none" style:text-position="0% 100%" style:font-name="Arial" fo:font-size="33pt" fo:letter-spacing="normal" fo:font-style="normal" style:text-underline-style="none" fo:font-weight="normal" style:font-name-asian="Arial" style:font-size-asian="33pt" style:font-style-asian="normal" style:font-weight-asian="normal" style:font-name-complex="Arial" style:font-size-complex="33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Buildings &amp; Shadows</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2" draw:text-style-name="P3" draw:layer="layout" svg:width="15.239cm" svg:height="11.429cm" svg:x="1.905cm" svg:y="12.065cm" presentation:class="notes" presentation:placeholder="true" presentation:user-transformed="true">
            <draw:text-box/>
          </draw:frame>
        </presentation:notes>
      </draw:page>
      <draw:page draw:name="When can a surface of a solid be illuminated?" draw:style-name="dp1" draw:master-page-name="TITLE_5f_AND_5f_BODY" presentation:presentation-page-layout-name="AL2T1">
        <draw:frame draw:name="Google Shape;59;p14" presentation:style-name="pr3" draw:text-style-name="P5" draw:layer="layout" svg:width="23.667cm" svg:height="1.59cm" svg:x="0.866cm" svg:y="1.236cm" presentation:class="title" presentation:user-transformed="true">
          <draw:text-box>
            <text:p text:style-name="P4"><text:span text:style-name="T2">When can a surface of a solid be illuminated?</text:span></text:p>
          </draw:text-box>
        </draw:frame>
        <draw:custom-shape draw:name="Google Shape;60;p14" draw:style-name="gr2" draw:text-style-name="P6" draw:layer="layout" svg:width="4.935cm" svg:height="4.837cm" svg:x="5.258cm" svg:y="5.699cm">
          <text:p text:style-name="P4"><text:span text:style-name="T3"/></text:p>
          <draw:enhanced-geometry draw:mirror-horizontal="tru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61;p14" draw:style-name="gr3" draw:text-style-name="P7" draw:layer="layout" svg:width="2.857cm" svg:height="0.064cm" draw:transform="rotate (-3.14159265358979) translate (5.747cm 7.955cm)">
          <text:p/>
          <draw:enhanced-geometry draw:mirror-horizontal="false" draw:mirror-vertical="false" svg:viewBox="0 0 21600 21600" draw:type="mso-spt32" draw:enhanced-path="M 0 0 L 21600 21600 N"/>
        </draw:custom-shape>
        <draw:custom-shape draw:name="Google Shape;62;p14" draw:style-name="gr3" draw:text-style-name="P7" draw:layer="layout" svg:width="2.727cm" svg:height="2.012cm" svg:x="8.345cm" svg:y="8.524cm">
          <text:p/>
          <draw:enhanced-geometry draw:mirror-horizontal="false" draw:mirror-vertical="false" svg:viewBox="0 0 21600 21600" draw:type="mso-spt32" draw:enhanced-path="M 0 0 L 21600 21600 N"/>
        </draw:custom-shape>
        <draw:custom-shape draw:name="Google Shape;63;p14" draw:style-name="gr3" draw:text-style-name="P7" draw:layer="layout" svg:width="0.032cm" svg:height="2.532cm" draw:transform="rotate (-3.14159265358979) translate (7.826cm 6.17cm)">
          <text:p/>
          <draw:enhanced-geometry draw:mirror-horizontal="true" draw:mirror-vertical="false" svg:viewBox="0 0 21600 21600" draw:type="mso-spt32" draw:enhanced-path="M 0 0 L 21600 21600 N"/>
        </draw:custom-shape>
        <draw:custom-shape draw:name="Google Shape;64;p14" draw:style-name="gr3" draw:text-style-name="P7" draw:layer="layout" svg:width="5.162cm" svg:height="2.597cm" svg:x="13.183cm" svg:y="5.293cm">
          <text:p/>
          <draw:enhanced-geometry draw:mirror-horizontal="true" draw:mirror-vertical="false" svg:viewBox="0 0 21600 21600" draw:type="mso-spt32" draw:enhanced-path="M 0 0 L 21600 21600 N"/>
        </draw:custom-shape>
        <draw:custom-shape draw:name="Google Shape;65;p14" draw:style-name="gr4" draw:text-style-name="P8" draw:layer="layout" svg:width="1.201cm" svg:height="1.168cm" svg:x="6.137cm" svg:y="3.215cm">
          <text:p text:style-name="P4"><text:span text:style-name="T3">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4" draw:style-name="gr4" draw:text-style-name="P8" draw:layer="layout" svg:width="1.201cm" svg:height="1.168cm" svg:x="10.196cm" svg:y="10.977cm">
          <text:p text:style-name="P4"><text:span text:style-name="T3">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14" draw:style-name="gr4" draw:text-style-name="P8" draw:layer="layout" svg:width="1.201cm" svg:height="1.168cm" svg:x="1.688cm" svg:y="8.315cm">
          <text:p text:style-name="P4"><text:span text:style-name="T3">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gr4" draw:text-style-name="P8" draw:layer="layout" svg:width="4.61cm" svg:height="1.427cm" svg:x="18.346cm" svg:y="5.699cm">
          <text:p text:style-name="P4"><text:span text:style-name="T3">L: Sun R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g864fd57918_0_0:notes" draw:style-name="gr1" draw:layer="layout" svg:width="16.932cm" svg:height="9.524cm" svg:x="1.059cm" svg:y="1.905cm" draw:page-number="2" presentation:class="page"/>
          <draw:frame draw:name="Google Shape;57;g864fd57918_0_0:notes" presentation:style-name="pr4" draw:text-style-name="P3" draw:layer="layout" svg:width="15.239cm" svg:height="11.429cm" svg:x="1.905cm" svg:y="12.065cm" presentation:class="notes" presentation:placeholder="true" presentation:user-transformed="true">
            <draw:text-box/>
          </draw:frame>
        </presentation:notes>
      </draw:page>
      <draw:page draw:name="When can a surface of a solid be illuminated?" draw:style-name="dp1" draw:master-page-name="TITLE_5f_AND_5f_BODY" presentation:presentation-page-layout-name="AL2T1">
        <draw:frame draw:name="Google Shape;73;p15" presentation:style-name="pr3" draw:text-style-name="P5" draw:layer="layout" svg:width="23.667cm" svg:height="1.59cm" svg:x="0.866cm" svg:y="1.236cm" presentation:class="title" presentation:user-transformed="true">
          <draw:text-box>
            <text:p text:style-name="P4"><text:span text:style-name="T2">When can a surface of a solid be illuminated?</text:span></text:p>
          </draw:text-box>
        </draw:frame>
        <draw:frame draw:name="Google Shape;74;p15" presentation:style-name="pr5" draw:text-style-name="P10" draw:layer="layout" svg:width="23.667cm" svg:height="8.164cm" svg:x="0.866cm" svg:y="3.201cm" presentation:class="outline" presentation:user-transformed="true">
          <draw:text-box>
            <text:p text:style-name="P9"><text:span text:style-name="T4">When the angle between the outward-normal vector through the surface and the ray-of-sun vector is obtuse!</text:span></text:p>
          </draw:text-box>
        </draw:frame>
        <draw:custom-shape draw:name="Google Shape;75;p15" draw:style-name="gr3" draw:text-style-name="P7" draw:layer="layout" svg:width="5.162cm" svg:height="2.597cm" svg:x="9.903cm" svg:y="7.144cm">
          <text:p/>
          <draw:enhanced-geometry draw:mirror-horizontal="true" draw:mirror-vertical="false" svg:viewBox="0 0 21600 21600" draw:type="mso-spt32" draw:enhanced-path="M 0 0 L 21600 21600 N"/>
        </draw:custom-shape>
        <draw:custom-shape draw:name="Google Shape;76;p15" draw:style-name="gr3" draw:text-style-name="P7" draw:layer="layout" svg:width="5.162cm" svg:height="2.597cm" svg:x="16.317cm" svg:y="6.949cm">
          <text:p/>
          <draw:enhanced-geometry draw:mirror-horizontal="true" draw:mirror-vertical="false" svg:viewBox="0 0 21600 21600" draw:type="mso-spt32" draw:enhanced-path="M 0 0 L 21600 21600 N"/>
        </draw:custom-shape>
        <draw:custom-shape draw:name="Google Shape;77;p15" draw:style-name="gr3" draw:text-style-name="P7" draw:layer="layout" svg:width="5.162cm" svg:height="2.597cm" svg:x="2.565cm" svg:y="6.949cm">
          <text:p/>
          <draw:enhanced-geometry draw:mirror-horizontal="true" draw:mirror-vertical="false" svg:viewBox="0 0 21600 21600" draw:type="mso-spt32" draw:enhanced-path="M 0 0 L 21600 21600 N"/>
        </draw:custom-shape>
        <draw:custom-shape draw:name="Google Shape;78;p15" draw:style-name="gr3" draw:text-style-name="P7" draw:layer="layout" svg:width="2.789cm" svg:height="0.094cm" draw:transform="rotate (-3.14159265358979) translate (7.728cm 6.949cm)">
          <text:p/>
          <draw:enhanced-geometry draw:mirror-horizontal="false" draw:mirror-vertical="false" svg:viewBox="0 0 21600 21600" draw:type="mso-spt32" draw:enhanced-path="M 0 0 L 21600 21600 N"/>
        </draw:custom-shape>
        <draw:custom-shape draw:name="Google Shape;79;p15" draw:style-name="gr3" draw:text-style-name="P7" draw:layer="layout" svg:width="0.032cm" svg:height="2.532cm" draw:transform="rotate (-3.14159265358979) translate (15.099cm 7.144cm)">
          <text:p/>
          <draw:enhanced-geometry draw:mirror-horizontal="true" draw:mirror-vertical="false" svg:viewBox="0 0 21600 21600" draw:type="mso-spt32" draw:enhanced-path="M 0 0 L 21600 21600 N"/>
        </draw:custom-shape>
        <draw:custom-shape draw:name="Google Shape;80;p15" draw:style-name="gr3" draw:text-style-name="P7" draw:layer="layout" svg:width="2.727cm" svg:height="2.012cm" svg:x="21.481cm" svg:y="6.94cm">
          <text:p/>
          <draw:enhanced-geometry draw:mirror-horizontal="false" draw:mirror-vertical="false" svg:viewBox="0 0 21600 21600" draw:type="mso-spt32" draw:enhanced-path="M 0 0 L 21600 21600 N"/>
        </draw:custom-shape>
        <draw:custom-shape draw:name="Google Shape;81;p15" draw:style-name="gr4" draw:text-style-name="P8" draw:layer="layout" svg:width="1.201cm" svg:height="1.006cm" svg:x="1.948cm" svg:y="9.936cm">
          <text:p text:style-name="P4"><text:span text:style-name="T3">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5" draw:style-name="gr4" draw:text-style-name="P8" draw:layer="layout" svg:width="1.201cm" svg:height="1.006cm" svg:x="3.443cm" svg:y="5.942cm">
          <text:p text:style-name="P4"><text:span text:style-name="T3">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5" draw:style-name="gr4" draw:text-style-name="P8" draw:layer="layout" svg:width="1.201cm" svg:height="1.006cm" svg:x="15.719cm" svg:y="9.936cm">
          <text:p text:style-name="P4"><text:span text:style-name="T3">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5" draw:style-name="gr4" draw:text-style-name="P8" draw:layer="layout" svg:width="1.201cm" svg:height="1.006cm" svg:x="8.833cm" svg:y="9.936cm">
          <text:p text:style-name="P4"><text:span text:style-name="T3">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5" draw:style-name="gr4" draw:text-style-name="P8" draw:layer="layout" svg:width="1.201cm" svg:height="1.006cm" svg:x="22.865cm" svg:y="9.353cm">
          <text:p text:style-name="P4"><text:span text:style-name="T3">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5" draw:style-name="gr4" draw:text-style-name="P8" draw:layer="layout" svg:width="1.201cm" svg:height="1.006cm" svg:x="13.384cm" svg:y="4.747cm">
          <text:p text:style-name="P4"><text:span text:style-name="T3">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5" draw:style-name="gr4" draw:text-style-name="P8" draw:layer="layout" svg:width="23.364cm" svg:height="2.532cm" svg:x="1.169cm" svg:y="11.495cm">
          <text:p text:style-name="P4"><text:span text:style-name="T5">The angles between A &amp; L and C &amp; L are obtuse and hence the faces corresponding to A and C are illuminated. The angle between B &amp; L is acute and hence the face corresponding to it is not illumin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g864fd57918_0_14:notes" draw:style-name="gr1" draw:layer="layout" svg:width="16.932cm" svg:height="9.524cm" svg:x="1.059cm" svg:y="1.905cm" draw:page-number="3" presentation:class="page"/>
          <draw:frame draw:name="Google Shape;71;g864fd57918_0_14:notes" presentation:style-name="pr6" draw:text-style-name="P3" draw:layer="layout" svg:width="15.239cm" svg:height="11.429cm" svg:x="1.905cm" svg:y="12.065cm" presentation:class="notes" presentation:placeholder="true" presentation:user-transformed="true">
            <draw:text-box/>
          </draw:frame>
        </presentation:notes>
      </draw:page>
      <draw:page draw:name="WHEN WILL AN ILLUMINABLE SURFACE HAVE SHADOW?" draw:style-name="dp1" draw:master-page-name="TITLE_5f_AND_5f_BODY" presentation:presentation-page-layout-name="AL2T1">
        <draw:frame draw:name="Google Shape;92;p16" presentation:style-name="pr3" draw:text-style-name="P5" draw:layer="layout" svg:width="23.667cm" svg:height="1.59cm" svg:x="0.866cm" svg:y="1.236cm" presentation:class="title" presentation:user-transformed="true">
          <draw:text-box>
            <text:p text:style-name="P4"><text:span text:style-name="T6">WHEN WILL AN ILLUMINABLE SURFACE HAVE SHADOW?</text:span></text:p>
          </draw:text-box>
        </draw:frame>
        <draw:custom-shape draw:name="Google Shape;93;p16" draw:style-name="gr5" draw:text-style-name="P6" draw:layer="layout" svg:width="4.642cm" svg:height="4.35cm" svg:x="1.295cm" svg:y="3.087cm">
          <text:p text:style-name="P4"><text:span text:style-name="T3"><text:s text:c="5"/></text:span><text:span text:style-name="T3">FACE X</text:span></text:p>
          <draw:enhanced-geometry draw:mirror-horizontal="tru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94;p16" draw:style-name="gr3" draw:text-style-name="P7" draw:layer="layout" svg:width="3.019cm" svg:height="2.499cm" draw:transform="rotate (-3.14159265358979) translate (12.7cm 13.021cm)">
          <text:p/>
          <draw:enhanced-geometry draw:mirror-horizontal="false" draw:mirror-vertical="false" svg:viewBox="0 0 21600 21600" draw:type="mso-spt32" draw:enhanced-path="M 0 0 L 21600 21600 N"/>
        </draw:custom-shape>
        <draw:custom-shape draw:name="Google Shape;95;p16" draw:style-name="gr5" draw:text-style-name="P6" draw:layer="layout" svg:width="4.642cm" svg:height="4.35cm" svg:x="4.316cm" svg:y="6.398cm">
          <text:p text:style-name="P4"><text:span text:style-name="T3"><text:s text:c="5"/></text:span></text:p>
          <draw:enhanced-geometry draw:mirror-horizontal="tru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96;p16" draw:style-name="gr6" draw:text-style-name="P7" draw:layer="layout" svg:width="1.915cm" svg:height="2.175cm" draw:transform="rotate (-3.14159265358979) translate (7.891cm 6.429cm)">
          <text:p/>
          <draw:enhanced-geometry draw:mirror-horizontal="false" draw:mirror-vertical="false" svg:viewBox="0 0 21600 21600" draw:type="mso-spt32" draw:enhanced-path="M 0 0 L 21600 21600 N"/>
        </draw:custom-shape>
        <draw:custom-shape draw:name="Google Shape;97;p16" draw:style-name="gr6" draw:text-style-name="P7" draw:layer="layout" svg:width="1.947cm" svg:height="2.207cm" draw:transform="rotate (-3.14159265358979) translate (4.384cm 6.462cm)">
          <text:p/>
          <draw:enhanced-geometry draw:mirror-horizontal="false" draw:mirror-vertical="false" svg:viewBox="0 0 21600 21600" draw:type="mso-spt32" draw:enhanced-path="M 0 0 L 21600 21600 N"/>
        </draw:custom-shape>
        <draw:custom-shape draw:name="Google Shape;98;p16" draw:style-name="gr6" draw:text-style-name="P7" draw:layer="layout" svg:width="1.882cm" svg:height="2.11cm" draw:transform="rotate (-3.14159265358979) translate (4.319cm 9.612cm)">
          <text:p/>
          <draw:enhanced-geometry draw:mirror-horizontal="false" draw:mirror-vertical="false" svg:viewBox="0 0 21600 21600" draw:type="mso-spt32" draw:enhanced-path="M 0 0 L 21600 21600 N"/>
        </draw:custom-shape>
        <draw:custom-shape draw:name="Google Shape;99;p16" draw:style-name="gr4" draw:text-style-name="P8" draw:layer="layout" svg:width="4.772cm" svg:height="1.103cm" svg:x="6.235cm" svg:y="11.917cm">
          <text:p text:style-name="P4"><text:span text:style-name="T3">L: Ray of Sunl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6" draw:style-name="gr4" draw:text-style-name="P8" draw:layer="layout" svg:width="9.708cm" svg:height="10.715cm" svg:x="13.736cm" svg:y="2.827cm">
          <text:p text:style-name="P4"><text:span text:style-name="T7">If Face X is illuminable, then a shadow will be cast on it </text:span><text:span text:style-name="T8">IF AND ONLY IF</text:span><text:span text:style-name="T7"> there exists another illuminable surface partially or completely lying in the parallelepiped extending from Face X towards the source of light from which ray L is co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9;g864fd57918_0_32:notes" draw:style-name="gr1" draw:layer="layout" svg:width="16.932cm" svg:height="9.524cm" svg:x="1.059cm" svg:y="1.905cm" draw:page-number="4" presentation:class="page"/>
          <draw:frame draw:name="Google Shape;90;g864fd57918_0_32:notes" presentation:style-name="pr7" draw:text-style-name="P3" draw:layer="layout" svg:width="15.239cm" svg:height="11.429cm" svg:x="1.905cm" svg:y="12.065cm" presentation:class="notes" presentation:placeholder="true" presentation:user-transformed="true">
            <draw:text-box/>
          </draw:frame>
        </presentation:notes>
      </draw:page>
      <draw:page draw:name="REDUCING PROBLEM TO 2D" draw:style-name="dp1" draw:master-page-name="TITLE_5f_AND_5f_BODY" presentation:presentation-page-layout-name="AL2T1">
        <draw:frame draw:name="Google Shape;105;p17" presentation:style-name="pr3" draw:text-style-name="P5" draw:layer="layout" svg:width="23.667cm" svg:height="1.59cm" svg:x="0.866cm" svg:y="1.236cm" presentation:class="title" presentation:user-transformed="true">
          <draw:text-box>
            <text:p text:style-name="P4"><text:span text:style-name="T2">REDUCING PROBLEM TO 2D</text:span></text:p>
          </draw:text-box>
        </draw:frame>
        <draw:frame draw:name="Google Shape;106;p17" presentation:style-name="pr5" draw:text-style-name="P10" draw:layer="layout" svg:width="23.667cm" svg:height="9.489cm" svg:x="0.866cm" svg:y="3.201cm" presentation:class="outline" presentation:user-transformed="true">
          <draw:text-box>
            <text:p text:style-name="P11"><text:span text:style-name="T4">The same logic can be used when reducing the problem and we can conclude:-</text:span></text:p>
            <text:list text:style-name="L5">
              <text:list-item>
                <text:p text:style-name="P12"><text:span text:style-name="T4">An edge of a building is illuminable if and only if its outward normal vector forms an obtuse angle with the incoming sunlight rays.</text:span></text:p>
              </text:list-item>
              <text:list-item>
                <text:p text:style-name="P11"><text:span text:style-name="T4">A shadow is cast on an illuminable edge if and only if another illuminable edge lies partially or completely in the polygon that is formed by extending rays in direction of the light source (and a ceiling bound) </text:span></text:p>
              </text:list-item>
            </text:list>
            <text:p text:style-name="P13"><text:span text:style-name="T9">NOTE: In 3D, we determine area of shadows cast but in 2D we measure length</text:span></text:p>
          </draw:text-box>
        </draw:frame>
        <presentation:notes draw:style-name="dp2">
          <draw:page-thumbnail draw:name="Google Shape;102;g864fd57918_0_45:notes" draw:style-name="gr1" draw:layer="layout" svg:width="16.932cm" svg:height="9.524cm" svg:x="1.059cm" svg:y="1.905cm" draw:page-number="5" presentation:class="page"/>
          <draw:frame draw:name="Google Shape;103;g864fd57918_0_45:notes" presentation:style-name="pr8" draw:text-style-name="P3" draw:layer="layout" svg:width="15.239cm" svg:height="11.429cm" svg:x="1.905cm" svg:y="12.065cm" presentation:class="notes" presentation:placeholder="true" presentation:user-transformed="true">
            <draw:text-box/>
          </draw:frame>
        </presentation:notes>
      </draw:page>
      <draw:page draw:name="REDUCING PROBLEM TO 2D: CASE 1" draw:style-name="dp1" draw:master-page-name="TITLE_5f_AND_5f_BODY" presentation:presentation-page-layout-name="AL2T1">
        <draw:frame draw:name="Google Shape;111;p18" presentation:style-name="pr3" draw:text-style-name="P5" draw:layer="layout" svg:width="23.667cm" svg:height="1.59cm" svg:x="0.866cm" svg:y="1.236cm" presentation:class="title" presentation:user-transformed="true">
          <draw:text-box>
            <text:p text:style-name="P4"><text:span text:style-name="T2">REDUCING PROBLEM TO 2D: CASE 1</text:span></text:p>
          </draw:text-box>
        </draw:frame>
        <draw:custom-shape draw:name="Google Shape;112;p18" draw:style-name="gr2" draw:text-style-name="P6" draw:layer="layout" svg:width="3.993cm" svg:height="3.343cm" svg:x="2.468cm" svg:y="9.368cm">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8" draw:style-name="gr2" draw:text-style-name="P6" draw:layer="layout" svg:width="4.094cm" svg:height="7.111cm" svg:x="8.605cm" svg:y="5.618cm">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8" draw:style-name="gr3" draw:text-style-name="P7" draw:layer="layout" svg:width="3.603cm" svg:height="2.824cm" svg:x="14.935cm" svg:y="3.669cm">
          <text:p/>
          <draw:enhanced-geometry draw:mirror-horizontal="true" draw:mirror-vertical="false" svg:viewBox="0 0 21600 21600" draw:type="mso-spt32" draw:enhanced-path="M 0 0 L 21600 21600 N"/>
        </draw:custom-shape>
        <draw:custom-shape draw:name="Google Shape;115;p18" draw:style-name="gr7" draw:text-style-name="P7" draw:layer="layout" svg:width="6.948cm" svg:height="5.454cm" draw:transform="rotate (-3.14159265358979) translate (13.443cm 9.319cm)">
          <text:p/>
          <draw:enhanced-geometry draw:mirror-horizontal="true" draw:mirror-vertical="false" svg:viewBox="0 0 21600 21600" draw:type="mso-spt32" draw:enhanced-path="M 0 0 L 21600 21600 N"/>
        </draw:custom-shape>
        <draw:custom-shape draw:name="Google Shape;116;p18" draw:style-name="gr7" draw:text-style-name="P7" draw:layer="layout" svg:width="6.948cm" svg:height="5.552cm" draw:transform="rotate (-3.14159265358979) translate (9.417cm 9.368cm)">
          <text:p/>
          <draw:enhanced-geometry draw:mirror-horizontal="true" draw:mirror-vertical="false" svg:viewBox="0 0 21600 21600" draw:type="mso-spt32" draw:enhanced-path="M 0 0 L 21600 21600 N"/>
        </draw:custom-shape>
        <draw:custom-shape draw:name="Google Shape;117;p18" draw:style-name="gr7" draw:text-style-name="P7" draw:layer="layout" svg:width="3.912cm" svg:height="0.001cm" svg:x="9.53cm" svg:y="3.732cm">
          <text:p/>
          <draw:enhanced-geometry draw:mirror-horizontal="false" draw:mirror-vertical="false" svg:viewBox="0 0 21600 21600" draw:type="mso-spt32" draw:enhanced-path="M 0 0 L 21600 21600 N"/>
        </draw:custom-shape>
        <draw:custom-shape draw:name="Google Shape;118;p18" draw:style-name="gr4" draw:text-style-name="P8" draw:layer="layout" svg:width="1.231cm" svg:height="0.869cm" svg:x="14.059cm" svg:y="5.073cm">
          <text:p text:style-name="P4"><text:span text:style-name="T3">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18" draw:style-name="gr7" draw:text-style-name="P7" draw:layer="layout" svg:width="4.891cm" svg:height="3.767cm" svg:x="3.73cm" svg:y="5.616cm">
          <text:p/>
          <draw:enhanced-geometry draw:mirror-horizontal="true" draw:mirror-vertical="false" svg:viewBox="0 0 21600 21600" draw:type="mso-spt32" draw:enhanced-path="M 0 0 L 21600 21600 N"/>
        </draw:custom-shape>
        <draw:custom-shape draw:name="Google Shape;120;p18" draw:style-name="gr8" draw:text-style-name="P7" draw:layer="layout" svg:width="2.644cm" svg:height="0.001cm" svg:x="3.849cm" svg:y="9.368cm">
          <text:p/>
          <draw:enhanced-geometry draw:mirror-horizontal="false" draw:mirror-vertical="false" svg:viewBox="0 0 21600 21600" draw:type="mso-spt32" draw:enhanced-path="M 0 0 L 21600 21600 N"/>
        </draw:custom-shape>
        <draw:custom-shape draw:name="Google Shape;121;p18" draw:style-name="gr4" draw:text-style-name="P8" draw:layer="layout" svg:width="7.391cm" svg:height="6.479cm" svg:x="16.776cm" svg:y="6.232cm">
          <text:p text:style-name="P4"><text:span text:style-name="T7">Other illuminable edges (B) </text:span><text:span text:style-name="T10">lying partially </text:span><text:span text:style-name="T7">in polygon </text:span><text:span text:style-name="T10">causes partial shadow</text:span><text:span text:style-name="T7"> on an illuminable edge (A) being ob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18" draw:style-name="gr4" draw:text-style-name="P8" draw:layer="layout" svg:width="3.187cm" svg:height="0.869cm" svg:x="3.189cm" svg:y="4.647cm">
          <text:p text:style-name="P4"><text:span text:style-name="T11">Polyg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18" draw:style-name="gr4" draw:text-style-name="P8" draw:layer="layout" svg:width="2.317cm" svg:height="0.724cm" svg:x="3.306cm" svg:y="9.484cm">
          <text:p text:style-name="P4"><text:span text:style-name="T3">Edg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18" draw:style-name="gr4" draw:text-style-name="P8" draw:layer="layout" svg:width="2.317cm" svg:height="0.724cm" svg:x="9.054cm" svg:y="5.769cm">
          <text:p text:style-name="P4"><text:span text:style-name="T3">Edg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8;g864fd57918_0_50:notes" draw:style-name="gr1" draw:layer="layout" svg:width="16.932cm" svg:height="9.524cm" svg:x="1.059cm" svg:y="1.905cm" draw:page-number="6" presentation:class="page"/>
          <draw:frame draw:name="Google Shape;109;g864fd57918_0_50:notes" presentation:style-name="pr9" draw:text-style-name="P3" draw:layer="layout" svg:width="15.239cm" svg:height="11.429cm" svg:x="1.905cm" svg:y="12.065cm" presentation:class="notes" presentation:placeholder="true" presentation:user-transformed="true">
            <draw:text-box/>
          </draw:frame>
        </presentation:notes>
      </draw:page>
      <draw:page draw:name="REDUCING PROBLEM TO 2D: CASE 2" draw:style-name="dp1" draw:master-page-name="TITLE_5f_AND_5f_BODY" presentation:presentation-page-layout-name="AL2T1">
        <draw:frame draw:name="Google Shape;129;p19" presentation:style-name="pr3" draw:text-style-name="P5" draw:layer="layout" svg:width="23.667cm" svg:height="1.59cm" svg:x="0.866cm" svg:y="1.236cm" presentation:class="title" presentation:user-transformed="true">
          <draw:text-box>
            <text:p text:style-name="P4"><text:span text:style-name="T2">REDUCING PROBLEM TO 2D: CASE 2</text:span></text:p>
          </draw:text-box>
        </draw:frame>
        <draw:custom-shape draw:name="Google Shape;130;p19" draw:style-name="gr2" draw:text-style-name="P6" draw:layer="layout" svg:width="3.993cm" svg:height="3.343cm" svg:x="2.468cm" svg:y="9.368cm">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19" draw:style-name="gr2" draw:text-style-name="P6" draw:layer="layout" svg:width="4.094cm" svg:height="9.222cm" svg:x="8.605cm" svg:y="3.507cm">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19" draw:style-name="gr3" draw:text-style-name="P7" draw:layer="layout" svg:width="3.603cm" svg:height="2.824cm" svg:x="14.935cm" svg:y="3.669cm">
          <text:p/>
          <draw:enhanced-geometry draw:mirror-horizontal="true" draw:mirror-vertical="false" svg:viewBox="0 0 21600 21600" draw:type="mso-spt32" draw:enhanced-path="M 0 0 L 21600 21600 N"/>
        </draw:custom-shape>
        <draw:custom-shape draw:name="Google Shape;133;p19" draw:style-name="gr7" draw:text-style-name="P7" draw:layer="layout" svg:width="6.948cm" svg:height="5.454cm" draw:transform="rotate (-3.14159265358979) translate (13.443cm 9.319cm)">
          <text:p/>
          <draw:enhanced-geometry draw:mirror-horizontal="true" draw:mirror-vertical="false" svg:viewBox="0 0 21600 21600" draw:type="mso-spt32" draw:enhanced-path="M 0 0 L 21600 21600 N"/>
        </draw:custom-shape>
        <draw:custom-shape draw:name="Google Shape;134;p19" draw:style-name="gr7" draw:text-style-name="P7" draw:layer="layout" svg:width="6.948cm" svg:height="5.552cm" draw:transform="rotate (-3.14159265358979) translate (13.443cm 12.623cm)">
          <text:p/>
          <draw:enhanced-geometry draw:mirror-horizontal="true" draw:mirror-vertical="false" svg:viewBox="0 0 21600 21600" draw:type="mso-spt32" draw:enhanced-path="M 0 0 L 21600 21600 N"/>
        </draw:custom-shape>
        <draw:custom-shape draw:name="Google Shape;135;p19" draw:style-name="gr4" draw:text-style-name="P8" draw:layer="layout" svg:width="1.231cm" svg:height="0.869cm" svg:x="14.059cm" svg:y="5.073cm">
          <text:p text:style-name="P4"><text:span text:style-name="T3">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19" draw:style-name="gr8" draw:text-style-name="P7" draw:layer="layout" svg:width="0.001cm" svg:height="3.311cm" svg:x="6.3cm" svg:y="9.352cm">
          <text:p/>
          <draw:enhanced-geometry draw:mirror-horizontal="false" draw:mirror-vertical="false" svg:viewBox="0 0 21600 21600" draw:type="mso-spt32" draw:enhanced-path="M 0 0 L 21600 21600 N"/>
        </draw:custom-shape>
        <draw:custom-shape draw:name="Google Shape;137;p19" draw:style-name="gr4" draw:text-style-name="P8" draw:layer="layout" svg:width="7.391cm" svg:height="6.479cm" svg:x="16.776cm" svg:y="6.232cm">
          <text:p text:style-name="P4"><text:span text:style-name="T7">Other illuminable edges (B) cutting polygon twice cause complete shadow on the illuminable edge (A) being ob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19" draw:style-name="gr4" draw:text-style-name="P8" draw:layer="layout" svg:width="3.187cm" svg:height="0.869cm" svg:x="13.538cm" svg:y="2.637cm">
          <text:p text:style-name="P4"><text:span text:style-name="T11">Polyg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p19" draw:style-name="gr4" draw:text-style-name="P8" draw:layer="layout" svg:width="2.317cm" svg:height="0.724cm" draw:transform="rotate (1.5707963267949) translate (4.809cm 12.199cm)">
          <text:p text:style-name="P4"><text:span text:style-name="T3">Edg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19" draw:style-name="gr4" draw:text-style-name="P8" draw:layer="layout" svg:width="2.317cm" svg:height="0.724cm" draw:transform="rotate (1.5707963267949) translate (11.662cm 11.686cm)">
          <text:p text:style-name="P4"><text:span text:style-name="T3">Edg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19" draw:style-name="gr7" draw:text-style-name="P7" draw:layer="layout" svg:width="3.182cm" svg:height="0.001cm" svg:x="13.541cm" svg:y="3.799cm">
          <text:p/>
          <draw:enhanced-geometry draw:mirror-horizontal="false" draw:mirror-vertical="false" svg:viewBox="0 0 21600 21600" draw:type="mso-spt32" draw:enhanced-path="M 0 0 L 21600 21600 N"/>
        </draw:custom-shape>
        <presentation:notes draw:style-name="dp2">
          <draw:page-thumbnail draw:name="Google Shape;126;g864fd57918_0_68:notes" draw:style-name="gr1" draw:layer="layout" svg:width="16.932cm" svg:height="9.524cm" svg:x="1.059cm" svg:y="1.905cm" draw:page-number="7" presentation:class="page"/>
          <draw:frame draw:name="Google Shape;127;g864fd57918_0_68:notes" presentation:style-name="pr10" draw:text-style-name="P3" draw:layer="layout" svg:width="15.239cm" svg:height="11.429cm" svg:x="1.905cm" svg:y="12.065cm" presentation:class="notes" presentation:placeholder="true" presentation:user-transformed="true">
            <draw:text-box/>
          </draw:frame>
        </presentation:notes>
      </draw:page>
      <draw:page draw:name="REDUCING PROBLEM TO 2D: CASE 3" draw:style-name="dp1" draw:master-page-name="TITLE_5f_AND_5f_BODY" presentation:presentation-page-layout-name="AL2T1">
        <draw:frame draw:name="Google Shape;146;p20" presentation:style-name="pr3" draw:text-style-name="P5" draw:layer="layout" svg:width="23.667cm" svg:height="1.59cm" svg:x="0.866cm" svg:y="1.236cm" presentation:class="title" presentation:user-transformed="true">
          <draw:text-box>
            <text:p text:style-name="P4"><text:span text:style-name="T2">REDUCING PROBLEM TO 2D: CASE 3</text:span></text:p>
          </draw:text-box>
        </draw:frame>
        <draw:custom-shape draw:name="Google Shape;147;p20" draw:style-name="gr2" draw:text-style-name="P6" draw:layer="layout" svg:width="3.668cm" svg:height="9.253cm" svg:x="1.169cm" svg:y="4.189cm">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20" draw:style-name="gr2" draw:text-style-name="P6" draw:layer="layout" svg:width="3.019cm" svg:height="7.37cm" svg:x="6.624cm" svg:y="6.072cm">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20" draw:style-name="gr3" draw:text-style-name="P7" draw:layer="layout" svg:width="2.434cm" svg:height="2.499cm" svg:x="12.015cm" svg:y="5.228cm">
          <text:p/>
          <draw:enhanced-geometry draw:mirror-horizontal="true" draw:mirror-vertical="false" svg:viewBox="0 0 21600 21600" draw:type="mso-spt32" draw:enhanced-path="M 0 0 L 21600 21600 N"/>
        </draw:custom-shape>
        <draw:custom-shape draw:name="Google Shape;150;p20" draw:style-name="gr7" draw:text-style-name="P7" draw:layer="layout" svg:width="9.936cm" svg:height="10.162cm" draw:transform="rotate (-3.14159265358979) translate (14.775cm 13.476cm)">
          <text:p/>
          <draw:enhanced-geometry draw:mirror-horizontal="true" draw:mirror-vertical="false" svg:viewBox="0 0 21600 21600" draw:type="mso-spt32" draw:enhanced-path="M 0 0 L 21600 21600 N"/>
        </draw:custom-shape>
        <draw:custom-shape draw:name="Google Shape;151;p20" draw:style-name="gr7" draw:text-style-name="P7" draw:layer="layout" svg:width="1.006cm" svg:height="0.941cm" draw:transform="rotate (-3.14159265358979) translate (5.91cm 4.189cm)">
          <text:p/>
          <draw:enhanced-geometry draw:mirror-horizontal="true" draw:mirror-vertical="false" svg:viewBox="0 0 21600 21600" draw:type="mso-spt32" draw:enhanced-path="M 0 0 L 21600 21600 N"/>
        </draw:custom-shape>
        <draw:custom-shape draw:name="Google Shape;152;p20" draw:style-name="gr7" draw:text-style-name="P7" draw:layer="layout" svg:width="8.799cm" svg:height="0.001cm" svg:x="5.975cm" svg:y="3.215cm">
          <text:p/>
          <draw:enhanced-geometry draw:mirror-horizontal="false" draw:mirror-vertical="false" svg:viewBox="0 0 21600 21600" draw:type="mso-spt32" draw:enhanced-path="M 0 0 L 21600 21600 N"/>
        </draw:custom-shape>
        <draw:custom-shape draw:name="Google Shape;153;p20" draw:style-name="gr7" draw:text-style-name="P7" draw:layer="layout" svg:width="4.707cm" svg:height="4.707cm" svg:x="4.934cm" svg:y="6.137cm">
          <text:p/>
          <draw:enhanced-geometry draw:mirror-horizontal="true" draw:mirror-vertical="false" svg:viewBox="0 0 21600 21600" draw:type="mso-spt32" draw:enhanced-path="M 0 0 L 21600 21600 N"/>
        </draw:custom-shape>
        <draw:custom-shape draw:name="Google Shape;154;p20" draw:style-name="gr7" draw:text-style-name="P7" draw:layer="layout" svg:width="1.752cm" svg:height="1.785cm" svg:x="4.871cm" svg:y="6.072cm">
          <text:p/>
          <draw:enhanced-geometry draw:mirror-horizontal="true" draw:mirror-vertical="false" svg:viewBox="0 0 21600 21600" draw:type="mso-spt32" draw:enhanced-path="M 0 0 L 21600 21600 N"/>
        </draw:custom-shape>
        <draw:custom-shape draw:name="Google Shape;155;p20" draw:style-name="gr4" draw:text-style-name="P8" draw:layer="layout" svg:width="2.434cm" svg:height="1.201cm" draw:transform="rotate (1.5707963267949) translate (3.864cm 7.044cm)">
          <text:p text:style-name="P4"><text:span text:style-name="T3">Edg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20" draw:style-name="gr8" draw:text-style-name="P7" draw:layer="layout" svg:width="0.001cm" svg:height="3.182cm" svg:x="4.643cm" svg:y="7.858cm">
          <text:p/>
          <draw:enhanced-geometry draw:mirror-horizontal="false" draw:mirror-vertical="false" svg:viewBox="0 0 21600 21600" draw:type="mso-spt32" draw:enhanced-path="M 0 0 L 21600 21600 N"/>
        </draw:custom-shape>
        <draw:custom-shape draw:name="Google Shape;157;p20" draw:style-name="gr4" draw:text-style-name="P8" draw:layer="layout" svg:width="2.434cm" svg:height="1.201cm" svg:x="6.917cm" svg:y="5.877cm">
          <text:p text:style-name="P4"><text:span text:style-name="T3">Edge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20" draw:style-name="gr4" draw:text-style-name="P8" draw:layer="layout" svg:width="1.006cm" svg:height="0.941cm" svg:x="11.755cm" svg:y="8.085cm">
          <text:p text:style-name="P4"><text:span text:style-name="T3">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20" draw:style-name="gr4" draw:text-style-name="P8" draw:layer="layout" svg:width="7.391cm" svg:height="6.479cm" svg:x="16.224cm" svg:y="4.609cm">
          <text:p text:style-name="P4"><text:span text:style-name="T7">Other illuminable edges (B) lying completely in polygon cause partial shadow on the illuminable edge (A) being ob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20" draw:style-name="gr4" draw:text-style-name="P8" draw:layer="layout" svg:width="3.187cm" svg:height="0.869cm" svg:x="9.352cm" svg:y="2.962cm">
          <text:p text:style-name="P4"><text:span text:style-name="T11">Polyg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3;g864fd57918_0_87:notes" draw:style-name="gr1" draw:layer="layout" svg:width="16.932cm" svg:height="9.524cm" svg:x="1.059cm" svg:y="1.905cm" draw:page-number="8" presentation:class="page"/>
          <draw:frame draw:name="Google Shape;144;g864fd57918_0_87:notes" presentation:style-name="pr11" draw:text-style-name="P3" draw:layer="layout" svg:width="15.239cm" svg:height="11.429cm" svg:x="1.905cm" svg:y="12.065cm" presentation:class="notes" presentation:placeholder="true" presentation:user-transformed="true">
            <draw:text-box/>
          </draw:frame>
        </presentation:notes>
      </draw:page>
      <draw:page draw:name="IMPORTANT OBSERVATION" draw:style-name="dp1" draw:master-page-name="TITLE_5f_AND_5f_BODY" presentation:presentation-page-layout-name="AL2T1">
        <draw:frame draw:name="Google Shape;165;p21" presentation:style-name="pr3" draw:text-style-name="P5" draw:layer="layout" svg:width="23.667cm" svg:height="1.59cm" svg:x="0.866cm" svg:y="1.236cm" presentation:class="title" presentation:user-transformed="true">
          <draw:text-box>
            <text:p text:style-name="P4"><text:span text:style-name="T2">IMPORTANT OBSERVATION</text:span></text:p>
          </draw:text-box>
        </draw:frame>
        <draw:frame draw:name="Google Shape;166;p21" presentation:style-name="pr5" draw:text-style-name="P10" draw:layer="layout" svg:width="23.667cm" svg:height="9.489cm" svg:x="0.866cm" svg:y="3.201cm" presentation:class="outline" presentation:user-transformed="true">
          <draw:text-box>
            <text:list text:style-name="L7">
              <text:list-item>
                <text:p text:style-name="P14"><text:span text:style-name="T4">Multiple illuminable edges can cast their shadow on an illuminable edge under observation</text:span></text:p>
              </text:list-item>
              <text:list-item>
                <text:p text:style-name="P14"><text:span text:style-name="T4">It is important to note that to calculate total shadow on an edge one should not add the lengths of shadows cast by the other illuminable edges</text:span></text:p>
              </text:list-item>
              <text:list-item>
                <text:p text:style-name="P14"><text:span text:style-name="T4">A union of shadow line-segments cast by all the other illuminable edges must be taken to make sure that overlapping shadow regions aren’t counted twice</text:span></text:p>
              </text:list-item>
              <text:list-item>
                <text:p text:style-name="P14"><text:span text:style-name="T4">Once a disjoint union of shadow segments on the illuminable edge being observed is obtained, one can add the lengths of these disjoint segments to obtain total shadow on the illuminable edge</text:span></text:p>
              </text:list-item>
            </text:list>
          </draw:text-box>
        </draw:frame>
        <presentation:notes draw:style-name="dp2">
          <draw:page-thumbnail draw:name="Google Shape;162;g864fd57918_0_107:notes" draw:style-name="gr1" draw:layer="layout" svg:width="16.932cm" svg:height="9.524cm" svg:x="1.059cm" svg:y="1.905cm" draw:page-number="9" presentation:class="page"/>
          <draw:frame draw:name="Google Shape;163;g864fd57918_0_107:notes" presentation:style-name="pr12" draw:text-style-name="P3" draw:layer="layout" svg:width="15.239cm" svg:height="11.429cm" svg:x="1.905cm" svg:y="12.065cm" presentation:class="notes" presentation:placeholder="true" presentation:user-transformed="true">
            <draw:text-box/>
          </draw:frame>
        </presentation:notes>
      </draw:page>
      <draw:page draw:name="ASSUMPTIONS IN CODE" draw:style-name="dp1" draw:master-page-name="TITLE_5f_AND_5f_BODY" presentation:presentation-page-layout-name="AL2T1">
        <draw:frame draw:name="Google Shape;171;p22" presentation:style-name="pr3" draw:text-style-name="P5" draw:layer="layout" svg:width="23.667cm" svg:height="1.59cm" svg:x="0.866cm" svg:y="1.236cm" presentation:class="title" presentation:user-transformed="true">
          <draw:text-box>
            <text:p text:style-name="P4"><text:span text:style-name="T2">ASSUMPTIONS IN CODE</text:span></text:p>
          </draw:text-box>
        </draw:frame>
        <draw:frame draw:name="Google Shape;172;p22" presentation:style-name="pr5" draw:text-style-name="P10" draw:layer="layout" svg:width="23.667cm" svg:height="9.489cm" svg:x="0.866cm" svg:y="3.201cm" presentation:class="outline" presentation:user-transformed="true">
          <draw:text-box>
            <text:list text:style-name="L7">
              <text:list-item>
                <text:p text:style-name="P14"><text:span text:style-name="T4">A 2D version of the problem has been implemented</text:span></text:p>
              </text:list-item>
              <text:list-item>
                <text:p text:style-name="P14"><text:span text:style-name="T4">Only rectangular buildings are considered</text:span></text:p>
              </text:list-item>
            </text:list>
          </draw:text-box>
        </draw:frame>
        <presentation:notes draw:style-name="dp2">
          <draw:page-thumbnail draw:name="Google Shape;168;g864fd57918_0_112:notes" draw:style-name="gr1" draw:layer="layout" svg:width="16.932cm" svg:height="9.524cm" svg:x="1.059cm" svg:y="1.905cm" draw:page-number="10" presentation:class="page"/>
          <draw:frame draw:name="Google Shape;169;g864fd57918_0_112:notes" presentation:style-name="pr13" draw:text-style-name="P3" draw:layer="layout" svg:width="15.239cm" svg:height="11.429cm" svg:x="1.905cm" svg:y="12.065cm" presentation:class="notes" presentation:placeholder="true" presentation:user-transformed="true">
            <draw:text-box/>
          </draw:frame>
        </presentation:notes>
      </draw:page>
      <draw:page draw:name="CODE IMPLEMENTATION: INPUT" draw:style-name="dp1" draw:master-page-name="TITLE_5f_AND_5f_BODY" presentation:presentation-page-layout-name="AL2T1">
        <draw:frame draw:name="Google Shape;177;p23" presentation:style-name="pr3" draw:text-style-name="P5" draw:layer="layout" svg:width="23.667cm" svg:height="1.59cm" svg:x="0.866cm" svg:y="1.236cm" presentation:class="title" presentation:user-transformed="true">
          <draw:text-box>
            <text:p text:style-name="P4"><text:span text:style-name="T2">CODE IMPLEMENTATION: INPUT</text:span></text:p>
          </draw:text-box>
        </draw:frame>
        <draw:frame draw:name="Google Shape;178;p23" presentation:style-name="pr5" draw:text-style-name="P10" draw:layer="layout" svg:width="23.667cm" svg:height="9.489cm" svg:x="0.866cm" svg:y="3.201cm" presentation:class="outline" presentation:user-transformed="true">
          <draw:text-box>
            <text:list text:style-name="L7">
              <text:list-item>
                <text:p text:style-name="P14"><text:span text:style-name="T4">Building class</text:span></text:p>
              </text:list-item>
            </text:list>
            <text:list text:style-name="L8">
              <text:list-item>
                <text:list>
                  <text:list-item>
                    <text:p text:style-name="P14"><text:span text:style-name="T12">Mid-point of x-coordinates of building vertices ( &gt; 0 )</text:span></text:p>
                  </text:list-item>
                  <text:list-item>
                    <text:p text:style-name="P14"><text:span text:style-name="T12">Length of building ( &gt; 0 )</text:span></text:p>
                  </text:list-item>
                  <text:list-item>
                    <text:p text:style-name="P14"><text:span text:style-name="T12">Height of building ( &gt; 0 )</text:span></text:p>
                  </text:list-item>
                </text:list>
              </text:list-item>
              <text:list-item>
                <text:p text:style-name="P14"><text:span text:style-name="T4">Ray class</text:span></text:p>
                <text:list>
                  <text:list-item>
                    <text:p text:style-name="P14"><text:span text:style-name="T12">Ray x-component ( unrestricted )</text:span></text:p>
                  </text:list-item>
                  <text:list-item>
                    <text:p text:style-name="P14"><text:span text:style-name="T12">Ray y-component ( &lt; = 0 )</text:span></text:p>
                  </text:list-item>
                </text:list>
              </text:list-item>
            </text:list>
            <text:p text:style-name="P15"><text:span text:style-name="T4"/></text:p>
            <text:p text:style-name="P13"><text:span text:style-name="T4"/></text:p>
          </draw:text-box>
        </draw:frame>
        <presentation:notes draw:style-name="dp2">
          <draw:page-thumbnail draw:name="Google Shape;174;g864fd57918_0_117:notes" draw:style-name="gr1" draw:layer="layout" svg:width="16.932cm" svg:height="9.524cm" svg:x="1.059cm" svg:y="1.905cm" draw:page-number="11" presentation:class="page"/>
          <draw:frame draw:name="Google Shape;175;g864fd57918_0_117:notes" presentation:style-name="pr14" draw:text-style-name="P3" draw:layer="layout" svg:width="15.239cm" svg:height="11.429cm" svg:x="1.905cm" svg:y="12.065cm" presentation:class="notes" presentation:placeholder="true" presentation:user-transformed="true">
            <draw:text-box/>
          </draw:frame>
        </presentation:notes>
      </draw:page>
      <draw:page draw:name="CODE IMPLEMENTATION: PROCESSING &amp; OUTPUT" draw:style-name="dp1" draw:master-page-name="TITLE_5f_AND_5f_BODY" presentation:presentation-page-layout-name="AL2T1">
        <draw:frame draw:name="Google Shape;183;p24" presentation:style-name="pr3" draw:text-style-name="P5" draw:layer="layout" svg:width="23.667cm" svg:height="1.59cm" svg:x="0.866cm" svg:y="1.236cm" presentation:class="title" presentation:user-transformed="true">
          <draw:text-box>
            <text:p text:style-name="P4"><text:span text:style-name="T13">CODE IMPLEMENTATION: PROCESSING &amp; OUTPUT</text:span></text:p>
          </draw:text-box>
        </draw:frame>
        <draw:frame draw:name="Google Shape;184;p24" presentation:style-name="pr5" draw:text-style-name="P10" draw:layer="layout" svg:width="23.667cm" svg:height="9.489cm" svg:x="0.866cm" svg:y="3.201cm" presentation:class="outline" presentation:user-transformed="true">
          <draw:text-box>
            <text:list text:style-name="L7">
              <text:list-item>
                <text:p text:style-name="P14"><text:span text:style-name="T4">Building details obtained</text:span></text:p>
              </text:list-item>
            </text:list>
            <text:list text:style-name="L8">
              <text:list-item>
                <text:list>
                  <text:list-item>
                    <text:p text:style-name="P14"><text:span text:style-name="T12">Coordinates of building vertices</text:span></text:p>
                  </text:list-item>
                  <text:list-item>
                    <text:p text:style-name="P14"><text:span text:style-name="T12">Edges of buildings</text:span></text:p>
                  </text:list-item>
                  <text:list-item>
                    <text:p text:style-name="P14"><text:span text:style-name="T12">Outward edge-normals of building edges </text:span><text:span text:style-name="T14">( needs to be generalized )</text:span></text:p>
                  </text:list-item>
                </text:list>
              </text:list-item>
              <text:list-item>
                <text:p text:style-name="P14"><text:span text:style-name="T4">Illuminable edges obtained</text:span></text:p>
                <text:list>
                  <text:list-item>
                    <text:p text:style-name="P14"><text:span text:style-name="T12">Based on angle between outward edge-normal and sun-rays</text:span></text:p>
                  </text:list-item>
                </text:list>
              </text:list-item>
              <text:list-item>
                <text:p text:style-name="P14"><text:span text:style-name="T4">Shadows on each illuminable edge determined as shown in cases 1, 2 and 3 mentioned in slides 6, 7 and 8</text:span></text:p>
              </text:list-item>
              <text:list-item>
                <text:p text:style-name="P14"><text:span text:style-name="T4">Total shadow on each illuminable edge and aggregated total shadow displayed as result</text:span></text:p>
              </text:list-item>
            </text:list>
            <text:p text:style-name="P15"><text:span text:style-name="T4"/></text:p>
            <text:p text:style-name="P12"><text:span text:style-name="T4"/></text:p>
            <text:p text:style-name="P15"><text:span text:style-name="T4"/></text:p>
            <text:p text:style-name="P13"><text:span text:style-name="T4"/></text:p>
          </draw:text-box>
        </draw:frame>
        <presentation:notes draw:style-name="dp2">
          <draw:page-thumbnail draw:name="Google Shape;180;g864fd57918_0_122:notes" draw:style-name="gr1" draw:layer="layout" svg:width="16.932cm" svg:height="9.524cm" svg:x="1.059cm" svg:y="1.905cm" draw:page-number="12" presentation:class="page"/>
          <draw:frame draw:name="Google Shape;181;g864fd57918_0_122:notes" presentation:style-name="pr15" draw:text-style-name="P3"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2T1">
        <draw:frame draw:name="Google Shape;189;p25" presentation:style-name="pr5" draw:text-style-name="P10" draw:layer="layout" svg:width="23.667cm" svg:height="9.489cm" svg:x="0.866cm" svg:y="3.201cm" presentation:class="outline" presentation:user-transformed="true">
          <draw:text-box>
            <text:p text:style-name="P16"><text:span text:style-name="T15">END</text:span></text:p>
          </draw:text-box>
        </draw:frame>
        <presentation:notes draw:style-name="dp2">
          <draw:page-thumbnail draw:name="Google Shape;186;g864fd57918_0_127:notes" draw:style-name="gr1" draw:layer="layout" svg:width="16.932cm" svg:height="9.524cm" svg:x="1.059cm" svg:y="1.905cm" draw:page-number="13" presentation:class="page"/>
          <draw:frame draw:name="Google Shape;187;g864fd57918_0_127:notes" presentation:style-name="pr16"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35cm"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2"/>
    <meta:generator>LibreOfficeDev/6.0.5.2$Linux_X86_64 LibreOffice_project/</meta:generator>
  </office:meta>
</office:document-meta>
</file>